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~/.bashrc: executed by bash(1) for non-login shells.</text:p>
      <text:p text:style-name="Preformatted_20_Text"># see /usr/share/doc/bash/examples/startup-files (in the package bash-doc)</text:p>
      <text:p text:style-name="Preformatted_20_Text"># for examples</text:p>
      <text:p text:style-name="Preformatted_20_Text"/>
      <text:p text:style-name="Preformatted_20_Text"># If not running interactively, don't do anything</text:p>
      <text:p text:style-name="Preformatted_20_Text">case $- in</text:p>
      <text:p text:style-name="Preformatted_20_Text"><text:s text:c="4"/>*i*) ;;</text:p>
      <text:p text:style-name="Preformatted_20_Text"><text:s text:c="6"/>*) return;;</text:p>
      <text:p text:style-name="Preformatted_20_Text">esac</text:p>
      <text:p text:style-name="Preformatted_20_Text"/>
      <text:p text:style-name="Preformatted_20_Text"># don't put duplicate lines or lines starting with space in the history.</text:p>
      <text:p text:style-name="Preformatted_20_Text"># See bash(1) for more options</text:p>
      <text:p text:style-name="Preformatted_20_Text">HISTCONTROL=ignoreboth</text:p>
      <text:p text:style-name="Preformatted_20_Text"/>
      <text:p text:style-name="Preformatted_20_Text"># append to the history file, don't overwrite it</text:p>
      <text:p text:style-name="Preformatted_20_Text">shopt -s histappend</text:p>
      <text:p text:style-name="Preformatted_20_Text"/>
      <text:p text:style-name="Preformatted_20_Text"># for setting history length see HISTSIZE and HISTFILESIZE in bash(1)</text:p>
      <text:p text:style-name="Preformatted_20_Text">HISTSIZE=1000</text:p>
      <text:p text:style-name="Preformatted_20_Text">HISTFILESIZE=2000</text:p>
      <text:p text:style-name="Preformatted_20_Text"/>
      <text:p text:style-name="Preformatted_20_Text"># check the window size after each command and, if necessary,</text:p>
      <text:p text:style-name="Preformatted_20_Text"># update the values of LINES and COLUMNS.</text:p>
      <text:p text:style-name="Preformatted_20_Text">shopt -s checkwinsize</text:p>
      <text:p text:style-name="Preformatted_20_Text"/>
      <text:p text:style-name="Preformatted_20_Text"># If set, the pattern "**" used in a pathname expansion context will</text:p>
      <text:p text:style-name="Preformatted_20_Text"># match all files and zero or more directories and subdirectories.</text:p>
      <text:p text:style-name="Preformatted_20_Text">#shopt -s globstar</text:p>
      <text:p text:style-name="Preformatted_20_Text"/>
      <text:p text:style-name="Preformatted_20_Text"># make less more friendly for non-text input files, see lesspipe(1)</text:p>
      <text:p text:style-name="Preformatted_20_Text">[ -x /usr/bin/lesspipe ] &amp;&amp; eval "$(SHELL=/bin/sh lesspipe)"</text:p>
      <text:p text:style-name="Preformatted_20_Text"/>
      <text:p text:style-name="Preformatted_20_Text"># set variable identifying the chroot you work in (used in the prompt below)</text:p>
      <text:p text:style-name="Preformatted_20_Text">if [ -z "${debian_chroot:-}" ] &amp;&amp; [ -r /etc/debian_chroot ]; then</text:p>
      <text:p text:style-name="Preformatted_20_Text"><text:s text:c="4"/>debian_chroot=$(cat /etc/debian_chroot)</text:p>
      <text:p text:style-name="Preformatted_20_Text">fi</text:p>
      <text:p text:style-name="Preformatted_20_Text"/>
      <text:p text:style-name="Preformatted_20_Text"># set a fancy prompt (non-color, unless we know we "want" color)</text:p>
      <text:p text:style-name="Preformatted_20_Text">case "$TERM" in</text:p>
      <text:p text:style-name="Preformatted_20_Text"><text:s text:c="4"/>xterm-color|*-256color) color_prompt=yes;;</text:p>
      <text:p text:style-name="Preformatted_20_Text">esac</text:p>
      <text:p text:style-name="Preformatted_20_Text"/>
      <text:p text:style-name="Preformatted_20_Text"># uncomment for a colored prompt, if the terminal has the capability; turned</text:p>
      <text:p text:style-name="Preformatted_20_Text"># off by default to not distract the user: the focus in a terminal window</text:p>
      <text:p text:style-name="Preformatted_20_Text"># should be on the output of commands, not on the prompt</text:p>
      <text:p text:style-name="Preformatted_20_Text">#force_color_prompt=yes</text:p>
      <text:p text:style-name="Preformatted_20_Text"/>
      <text:p text:style-name="Preformatted_20_Text">if [ -n "$force_color_prompt" ]; then</text:p>
      <text:p text:style-name="Preformatted_20_Text"><text:s text:c="4"/>if [ -x /usr/bin/tput ] &amp;&amp; tput setaf 1 &gt;&amp;/dev/null; then</text:p>
      <text:p text:style-name="Preformatted_20_Text"><text:tab/># We have color support; assume it's compliant with Ecma-48</text:p>
      <text:p text:style-name="Preformatted_20_Text"><text:tab/># (ISO/IEC-6429). (Lack of such support is extremely rare, and such</text:p>
      <text:p text:style-name="Preformatted_20_Text"><text:tab/># a case would tend to support setf rather than setaf.)</text:p>
      <text:p text:style-name="Preformatted_20_Text"><text:tab/>color_prompt=yes</text:p>
      <text:p text:style-name="Preformatted_20_Text"><text:s text:c="4"/>else</text:p>
      <text:p text:style-name="Preformatted_20_Text"><text:tab/>color_prompt=</text:p>
      <text:p text:style-name="Preformatted_20_Text"><text:s text:c="4"/>fi</text:p>
      <text:p text:style-name="Preformatted_20_Text">fi</text:p>
      <text:p text:style-name="Preformatted_20_Text"/>
      <text:p text:style-name="Preformatted_20_Text">if [ "$color_prompt" = yes ]; then</text:p>
      <text:p text:style-name="Preformatted_20_Text"><text:s text:c="4"/>PS1='${debian_chroot:+($debian_chroot)}\[\033[01;32m\]\u@\h\[\033[00m\]:\[\033[01;34m\]\w\[\033[00m\]\$ '</text:p>
      <text:p text:style-name="Preformatted_20_Text">else</text:p>
      <text:p text:style-name="Preformatted_20_Text"><text:s text:c="4"/>PS1='${debian_chroot:+($debian_chroot)}\u@\h:\w\$ '</text:p>
      <text:p text:style-name="Preformatted_20_Text">fi</text:p>
      <text:p text:style-name="Preformatted_20_Text"><text:soft-page-break/>unset color_prompt force_color_prompt</text:p>
      <text:p text:style-name="Preformatted_20_Text"/>
      <text:p text:style-name="Preformatted_20_Text"># If this is an xterm set the title to user@host:dir</text:p>
      <text:p text:style-name="Preformatted_20_Text">case "$TERM" in</text:p>
      <text:p text:style-name="Preformatted_20_Text">xterm*|rxvt*)</text:p>
      <text:p text:style-name="Preformatted_20_Text"><text:s text:c="4"/>PS1="\[\e]0;${debian_chroot:+($debian_chroot)}\u@\h: \w\a\]$PS1"</text:p>
      <text:p text:style-name="Preformatted_20_Text"><text:s text:c="4"/>;;</text:p>
      <text:p text:style-name="Preformatted_20_Text">*)</text:p>
      <text:p text:style-name="Preformatted_20_Text"><text:s text:c="4"/>;;</text:p>
      <text:p text:style-name="Preformatted_20_Text">esac</text:p>
      <text:p text:style-name="Preformatted_20_Text"/>
      <text:p text:style-name="Preformatted_20_Text"># enable color support of ls and also add handy aliases</text:p>
      <text:p text:style-name="Preformatted_20_Text">if [ -x /usr/bin/dircolors ]; then</text:p>
      <text:p text:style-name="Preformatted_20_Text"><text:s text:c="4"/>test -r ~/.dircolors &amp;&amp; eval "$(dircolors -b ~/.dircolors)" || eval "$(dircolors -b)"</text:p>
      <text:p text:style-name="Preformatted_20_Text"><text:s text:c="4"/>alias ls='ls --color=auto'</text:p>
      <text:p text:style-name="Preformatted_20_Text"><text:s text:c="4"/>#alias dir='dir --color=auto'</text:p>
      <text:p text:style-name="Preformatted_20_Text"><text:s text:c="4"/>#alias vdir='vdir --color=auto'</text:p>
      <text:p text:style-name="Preformatted_20_Text"/>
      <text:p text:style-name="Preformatted_20_Text"><text:s text:c="4"/>alias grep='grep --color=auto'</text:p>
      <text:p text:style-name="Preformatted_20_Text"><text:s text:c="4"/>alias fgrep='fgrep --color=auto'</text:p>
      <text:p text:style-name="Preformatted_20_Text"><text:s text:c="4"/>alias egrep='egrep --color=auto'</text:p>
      <text:p text:style-name="Preformatted_20_Text">fi</text:p>
      <text:p text:style-name="Preformatted_20_Text"/>
      <text:p text:style-name="Preformatted_20_Text"># colored GCC warnings and errors</text:p>
      <text:p text:style-name="Preformatted_20_Text">#export GCC_COLORS='error=01;31:warning=01;35:note=01;36:caret=01;32:locus=01:quote=01'</text:p>
      <text:p text:style-name="Preformatted_20_Text"/>
      <text:p text:style-name="Preformatted_20_Text"># some more ls aliases</text:p>
      <text:p text:style-name="Preformatted_20_Text">alias ll='ls -alF'</text:p>
      <text:p text:style-name="Preformatted_20_Text">alias la='ls -A'</text:p>
      <text:p text:style-name="Preformatted_20_Text">alias l='ls -CF'</text:p>
      <text:p text:style-name="Preformatted_20_Text"/>
      <text:p text:style-name="Preformatted_20_Text"># Add an "alert" alias for long running commands. <text:s/>Use like so:</text:p>
      <text:p text:style-name="Preformatted_20_Text"># <text:s text:c="2"/>sleep 10; alert</text:p>
      <text:p text:style-name="Preformatted_20_Text">alias alert='notify-send --urgency=low -i "$([ $? = 0 ] &amp;&amp; echo terminal || echo error)" "$(history|tail -n1|sed -e '\''s/^\s*[0-9]\+\s*//;s/[;&amp;|]\s*alert$//'\'')"'</text:p>
      <text:p text:style-name="Preformatted_20_Text"/>
      <text:p text:style-name="Preformatted_20_Text"># Alias definitions.</text:p>
      <text:p text:style-name="Preformatted_20_Text"># You may want to put all your additions into a separate file like</text:p>
      <text:p text:style-name="Preformatted_20_Text"># ~/.bash_aliases, instead of adding them here directly.</text:p>
      <text:p text:style-name="Preformatted_20_Text"># See /usr/share/doc/bash-doc/examples in the bash-doc package.</text:p>
      <text:p text:style-name="Preformatted_20_Text"/>
      <text:p text:style-name="Preformatted_20_Text">if [ -f ~/.bash_aliases ]; then</text:p>
      <text:p text:style-name="Preformatted_20_Text"><text:s text:c="4"/>. ~/.bash_aliases</text:p>
      <text:p text:style-name="Preformatted_20_Text">fi</text:p>
      <text:p text:style-name="Preformatted_20_Text"/>
      <text:p text:style-name="Preformatted_20_Text"># enable programmable completion features (you don't need to enable</text:p>
      <text:p text:style-name="Preformatted_20_Text"># this, if it's already enabled in /etc/bash.bashrc and /etc/profile</text:p>
      <text:p text:style-name="Preformatted_20_Text"># sources /etc/bash.bashrc).</text:p>
      <text:p text:style-name="Preformatted_20_Text">if ! shopt -oq posix; then</text:p>
      <text:p text:style-name="Preformatted_20_Text"><text:s text:c="2"/>if [ -f /usr/share/bash-completion/bash_completion ]; then</text:p>
      <text:p text:style-name="Preformatted_20_Text"><text:s text:c="4"/>. /usr/share/bash-completion/bash_completion</text:p>
      <text:p text:style-name="Preformatted_20_Text"><text:s text:c="2"/>elif [ -f /etc/bash_completion ]; then</text:p>
      <text:p text:style-name="Preformatted_20_Text"><text:s text:c="4"/>. /etc/bash_completion</text:p>
      <text:p text:style-name="Preformatted_20_Text"><text:s text:c="2"/>fi</text:p>
      <text:p text:style-name="Preformatted_20_Text">fi</text:p>
      <text:p text:style-name="Preformatted_20_Text">export PATH=/usr/local/cuda-12.8/bin:$PATH</text:p>
      <text:p text:style-name="Preformatted_20_Text">export LD_LIBRARY_PATH=/usr/local/cuda-12.8/lib64:$LD_LIBRARY_PATH</text:p>
      <text:p text:style-name="Preformatted_20_Text"/>
      <text:p text:style-name="Preformatted_20_Text">export NVM_DIR="$HOME/.nvm"</text:p>
      <text:p text:style-name="Preformatted_20_Text">[ -s "$NVM_DIR/nvm.sh" ] &amp;&amp; \. "$NVM_DIR/nvm.sh" <text:s/># This loads nvm</text:p>
      <text:p text:style-name="Preformatted_20_Text">[ -s "$NVM_DIR/bash_completion" ] &amp;&amp; \. "$NVM_DIR/bash_completion" <text:s/># This loads <text:soft-page-break/>nvm bash_completion</text:p>
      <text:p text:style-name="Preformatted_20_Text"/>
      <text:p text:style-name="Preformatted_20_Text">export ANDROID_HOME=$HOME/Android/Sdk</text:p>
      <text:p text:style-name="Preformatted_20_Text">export PATH=$ANDROID_HOME/emulator:$ANDROID_HOME/tools:$ANDROID_HOME/tools/bin:$ANDROID_HOME/platform-tools:$PATH</text:p>
      <text:p text:style-name="P1"><text:span text:style-name="Source_20_Text">export GEMINI_API_KEY=AIzaSyDMkJsFXYf_2TTgoVPpi5D6y2ForJS1iKs</text:span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9T12:38:39.380768893</dc:date>
    <meta:editing-duration>PT1M5S</meta:editing-duration>
    <meta:editing-cycles>2</meta:editing-cycles>
    <meta:document-statistic meta:table-count="0" meta:image-count="0" meta:object-count="0" meta:page-count="3" meta:paragraph-count="104" meta:word-count="560" meta:character-count="4166" meta:non-whitespace-character-count="3611"/>
    <meta:generator>LibreOffice/24.2.7.2$Linux_X86_64 LibreOffice_project/420$Build-2</meta:generator>
  </office:meta>
</office:document-meta>
</file>